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file.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pyfile.setSrc( Fi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file.setForceoverwrite( boolean fo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file.setDest(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file.setFiltering( String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